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Text_20_body">
      <style:text-properties officeooo:rsid="00107d8e" officeooo:paragraph-rsid="00107d8e"/>
    </style:style>
    <style:style style:name="P3" style:family="paragraph" style:parent-style-name="Text_20_body">
      <style:text-properties officeooo:paragraph-rsid="00107d8e"/>
    </style:style>
    <style:style style:name="P4" style:family="paragraph" style:parent-style-name="Text_20_body">
      <style:text-properties officeooo:rsid="005bfbb5" officeooo:paragraph-rsid="005bfbb5"/>
    </style:style>
    <style:style style:name="P5" style:family="paragraph" style:parent-style-name="Text_20_body">
      <style:text-properties officeooo:rsid="005e2d2d" officeooo:paragraph-rsid="005e2d2d"/>
    </style:style>
    <style:style style:name="P6" style:family="paragraph" style:parent-style-name="Text_20_body">
      <style:text-properties officeooo:rsid="005fb41c" officeooo:paragraph-rsid="005fb41c"/>
    </style:style>
    <style:style style:name="P7" style:family="paragraph" style:parent-style-name="Text_20_body">
      <style:text-properties officeooo:rsid="0067dc60" officeooo:paragraph-rsid="0067dc60"/>
    </style:style>
    <style:style style:name="P8" style:family="paragraph" style:parent-style-name="Text_20_body">
      <style:text-properties officeooo:rsid="0073ea4b" officeooo:paragraph-rsid="0073ea4b"/>
    </style:style>
    <style:style style:name="P9" style:family="paragraph" style:parent-style-name="Text_20_body">
      <style:text-properties officeooo:rsid="00786073" officeooo:paragraph-rsid="00786073"/>
    </style:style>
    <style:style style:name="P10" style:family="paragraph" style:parent-style-name="Standard">
      <style:text-properties officeooo:paragraph-rsid="00107d8e"/>
    </style:style>
    <style:style style:name="P11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12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start" style:justify-single-word="false"/>
      <style:text-properties style:font-name="Ubuntu" fo:language="zxx" fo:country="none" officeooo:rsid="006b61b6" officeooo:paragraph-rsid="006b61b6" style:language-asian="zxx" style:country-asian="none" style:language-complex="zxx" style:country-complex="non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Standard" style:master-page-name="First_20_Page">
      <style:paragraph-properties style:page-number="auto"/>
      <style:text-properties officeooo:paragraph-rsid="00107d8e"/>
    </style:style>
    <style:style style:name="P21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text-properties officeooo:rsid="00107d8e" officeooo:paragraph-rsid="00107d8e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6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7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054fc50"/>
    </style:style>
    <style:style style:name="T5" style:family="text">
      <style:text-properties officeooo:rsid="005ef3e5"/>
    </style:style>
    <style:style style:name="T6" style:family="text">
      <style:text-properties officeooo:rsid="00696fd5"/>
    </style:style>
    <style:style style:name="T7" style:family="text">
      <style:text-properties officeooo:rsid="006c6934"/>
    </style:style>
    <style:style style:name="T8" style:family="text">
      <style:text-properties officeooo:rsid="0070ea99"/>
    </style:style>
    <style:style style:name="T9" style:family="text">
      <style:text-properties officeooo:rsid="00721d09"/>
    </style:style>
    <style:style style:name="T10" style:family="text">
      <style:text-properties officeooo:rsid="0072cc25"/>
    </style:style>
    <style:style style:name="T11" style:family="text">
      <style:text-properties officeooo:rsid="0073ae04"/>
    </style:style>
    <style:style style:name="T12" style:family="text">
      <style:text-properties officeooo:rsid="0075aa6f"/>
    </style:style>
    <style:style style:name="T13" style:family="text">
      <style:text-properties officeooo:rsid="007c9059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1">Wykonał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Radosław Smoter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Grupa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14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Nr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27</text:p>
          </table:table-cell>
        </table:table-row>
        <table:table-row table:style-name="Table1.1">
          <table:table-cell table:style-name="Table1.A1" office:value-type="string">
            <text:p text:style-name="P13"><text:span text:style-name="T1">Numer</text:span> <text:span text:style-name="T1">zadania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6">6</text:p>
          </table:table-cell>
        </table:table-row>
        <table:table-row table:style-name="Table1.1">
          <table:table-cell table:style-name="Table1.A1" office:value-type="string">
            <text:p text:style-name="P14"><text:span text:style-name="T1">Przykład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62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Prowadzący</text:span>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Prof. <text:span text:style-name="T2">d</text:span>r hab. <text:span text:style-name="T2">i</text:span>nż. Volodymyr Samotyy</text:p>
          </table:table-cell>
        </table:table-row>
      </table:table>
      <text:p text:style-name="P10"><draw:frame text:anchor-type="paragraph" draw:z-index="10" draw:name="Shape1" draw:style-name="gr3" draw:text-style-name="P27" svg:width="16.431cm" svg:height="1.879cm" svg:x="0.219cm" svg:y="5.244cm"><draw:text-box><text:p text:style-name="P24"><text:span text:style-name="T16">Politechnika Krakowska</text:span></text:p></draw:text-box></draw:frame><draw:frame text:anchor-type="paragraph" draw:z-index="11" draw:name="Shape2" draw:style-name="gr2" draw:text-style-name="P26" svg:width="16.458cm" svg:height="1.625cm" svg:x="0.219cm" svg:y="7.123cm"><draw:text-box><text:p text:style-name="P24"><text:span text:style-name="T14">Wydział Inżynierii Elektrycznej i Komputerowej</text:span></text:p></draw:text-box></draw:frame><draw:frame text:anchor-type="paragraph" draw:z-index="12" draw:name="Shape3" draw:style-name="gr1" draw:text-style-name="P25" svg:width="16.431cm" svg:height="1.221cm" svg:x="0.245cm" svg:y="8.747cm"><draw:text-box><text:p text:style-name="P24"><text:span text:style-name="T14">Sprawozdanie</text:span><text:span text:style-name="T15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Spis treści</text:p>
          </text:index-title>
          <text:p text:style-name="P17"><text:a xlink:type="simple" xlink:href="#__RefHeading___Toc2654_4068231033" text:style-name="Index_20_Link" text:visited-style-name="Index_20_Link">Polecenie<text:tab/>1</text:a></text:p>
          <text:p text:style-name="P18"><text:a xlink:type="simple" xlink:href="#__RefHeading___Toc3761_4141970799" text:style-name="Index_20_Link" text:visited-style-name="Index_20_Link">(1) Treść<text:tab/>1</text:a></text:p>
          <text:p text:style-name="P18"><text:a xlink:type="simple" xlink:href="#__RefHeading___Toc2656_4068231033" text:style-name="Index_20_Link" text:visited-style-name="Index_20_Link">(2) Warunki sortowania<text:tab/>1</text:a></text:p>
          <text:p text:style-name="P18"><text:a xlink:type="simple" xlink:href="#__RefHeading___Toc3763_4141970799" text:style-name="Index_20_Link" text:visited-style-name="Index_20_Link">(3) Warunki obliczania ,<text:tab/>1</text:a></text:p>
          <text:p text:style-name="P17"><text:a xlink:type="simple" xlink:href="#__RefHeading___Toc2660_4068231033" text:style-name="Index_20_Link" text:visited-style-name="Index_20_Link">Kod programu<text:tab/>2</text:a></text:p>
          <text:p text:style-name="P17"><text:a xlink:type="simple" xlink:href="#__RefHeading___Toc2662_4068231033" text:style-name="Index_20_Link" text:visited-style-name="Index_20_Link">Wyniki<text:tab/>6</text:a></text:p>
          <text:p text:style-name="P17"><text:a xlink:type="simple" xlink:href="#__RefHeading___Toc2664_4068231033" text:style-name="Index_20_Link" text:visited-style-name="Index_20_Link">Opis programu<text:tab/>7</text:a></text:p>
          <text:p text:style-name="P17"><text:a xlink:type="simple" xlink:href="#__RefHeading___Toc2666_4068231033" text:style-name="Index_20_Link" text:visited-style-name="Index_20_Link">Wnioski<text:tab/>8</text:a></text:p>
        </text:index-body>
      </text:table-of-content>
      <text:p text:style-name="P10"/>
      <text:h text:style-name="P21" text:outline-level="1"><text:bookmark-start text:name="__RefHeading___Toc2654_4068231033"/>Poleceni<text:span text:style-name="T3">e</text:span><text:bookmark-end text:name="__RefHeading___Toc2654_4068231033"/></text:h>
      <text:h text:style-name="Heading_20_2" text:outline-level="2"><text:bookmark-start text:name="__RefHeading___Toc3761_4141970799"/>Treść<text:bookmark-end text:name="__RefHeading___Toc3761_4141970799"/></text:h>
      <text:p text:style-name="P3">Napisać kod programu sortowania macierzy <draw:frame draw:style-name="fr1" draw:name="Object1" text:anchor-type="as-char" svg:y="-0.377cm" svg:width="1.787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/>metodą <text:span text:style-name="T7">Shella</text:span>. Dla posortowanej macierzy obliczyć wartość funkcji <draw:frame draw:style-name="fr1" draw:name="Object2" text:anchor-type="as-char" svg:y="-0.386cm" svg:width="2.006cm" svg:height="0.542cm" draw:z-index="1"><draw:object xlink:href="./Object 2" xlink:type="simple" xlink:show="embed" xlink:actuate="onLoad"/><draw:image xlink:href="./ObjectReplacements/Object 2" xlink:type="simple" xlink:show="embed" xlink:actuate="onLoad"/></draw:frame>. Algorytm sortowania oraz obliczania funkcji <draw:frame draw:style-name="fr1" draw:name="Object3" text:anchor-type="as-char" svg:y="-0.386cm" svg:width="1.363cm" svg:height="0.542cm" draw:z-index="2"><draw:object xlink:href="./Object 3" xlink:type="simple" xlink:show="embed" xlink:actuate="onLoad"/><draw:image xlink:href="./ObjectReplacements/Object 3" xlink:type="simple" xlink:show="embed" xlink:actuate="onLoad"/></draw:frame><text:s text:c="2"/>zapisać w postaci funkcji. Macierz <draw:frame draw:style-name="fr1" draw:name="Object4" text:anchor-type="as-char" svg:y="-0.377cm" svg:width="1.787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odczytać z pliku tekstowego. Wyniki sortowania oraz wartości funkcji <draw:frame draw:style-name="fr1" draw:name="Object5" text:anchor-type="as-char" svg:y="-0.386cm" svg:width="1.363cm" svg:height="0.54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1" draw:name="Object6" text:anchor-type="as-char" svg:y="-0.386cm" svg:width="2.006cm" svg:height="0.54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/>zapisać do pliku tekstowego. </text:p>
      <text:h text:style-name="P23" text:outline-level="2"><text:bookmark-start text:name="__RefHeading___Toc2656_4068231033"/>Warunki sortowania<text:bookmark-end text:name="__RefHeading___Toc2656_4068231033"/></text:h>
      <text:p text:style-name="P2"><text:span text:style-name="T4">Po</text:span>sortować elementy <text:span text:style-name="T7">macierzy</text:span> od maksymalnego do minimalnego.</text:p>
      <text:h text:style-name="Heading_20_2" text:outline-level="2"><text:bookmark-start text:name="__RefHeading___Toc3763_4141970799"/>Warunki obliczania <draw:frame draw:style-name="fr1" draw:name="Object7" text:anchor-type="as-char" svg:y="-0.386cm" svg:width="1.363cm" svg:height="0.54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<draw:frame draw:style-name="fr1" draw:name="Object8" text:anchor-type="as-char" svg:y="-0.386cm" svg:width="2.006cm" svg:height="0.54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bookmark-end text:name="__RefHeading___Toc3763_4141970799"/></text:h>
      <text:p text:style-name="P2"><draw:frame draw:style-name="fr1" draw:name="Object9" text:anchor-type="as-char" svg:y="-0.386cm" svg:width="1.363cm" svg:height="0.5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- suma elementów każdego wiersza pod diagonalą główną</text:p>
      <text:p text:style-name="P2"><draw:frame draw:style-name="fr1" draw:name="Object10" text:anchor-type="as-char" svg:y="-0.437cm" svg:width="4.135cm" svg:height="0.593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22" text:outline-level="1"><text:bookmark-start text:name="__RefHeading___Toc2660_4068231033"/>Kod programu<text:bookmark-end text:name="__RefHeading___Toc2660_4068231033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date 2021-12-17</text:span></text:p>
      <text:p text:style-name="CodeC"><text:span text:style-name="_5f_OOoComputerSpecial"><text:s/></text:span><text:span text:style-name="_5f_OOoComputerComment">* </text:span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Read a matrix M from a file.</text:span></text:p>
      <text:p text:style-name="CodeC"><text:span text:style-name="_5f_OOoComputerSpecial"><text:s text:c="2"/></text:span><text:span text:style-name="_5f_OOoComputerComment">* Sort elements of the matrix in descending order, denote as M_sort.</text:span></text:p>
      <text:p text:style-name="CodeC"><text:span text:style-name="_5f_OOoComputerSpecial"><text:s text:c="2"/></text:span><text:span text:style-name="_5f_OOoComputerComment">* Sorting algorithm: shell sort.</text:span></text:p>
      <text:p text:style-name="CodeC"><text:span text:style-name="_5f_OOoComputerSpecial"><text:s text:c="2"/></text:span><text:span text:style-name="_5f_OOoComputerComment">* Calculate sums of each row from under the main diagonal, denote as f_j(m_ij).</text:span></text:p>
      <text:p text:style-name="CodeC"><text:span text:style-name="_5f_OOoComputerSpecial"><text:s text:c="2"/></text:span><text:span text:style-name="_5f_OOoComputerComment">* Calculate product F of f_j(m_ij) as F(f_j(m_ij)).</text:span></text:p>
      <text:p text:style-name="CodeC"><text:span text:style-name="_5f_OOoComputerSpecial"><text:s text:c="2"/></text:span><text:span text:style-name="_5f_OOoComputerComment">* Save the results of M_sort, f_j(m_ij), F(f_j(m_ij)) to a file.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Ident">_Bool</text:span><text:span text:style-name="_5f_OOoComputerSpecial"> </text:span><text:span text:style-name="_5f_OOoComputerIdent">importMatrix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KeyWord">void</text:span><text:span text:style-name="_5f_OOoComputerSpecial"> </text:span><text:span text:style-name="_5f_OOoComputerIdent">sortMatrix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KeyWord">void</text:span><text:span text:style-name="_5f_OOoComputerSpecial"> </text:span><text:span text:style-name="_5f_OOoComputerIdent">selectF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KeyWord">void</text:span><text:span text:style-name="_5f_OOoComputerSpecial"> </text:span><text:span text:style-name="_5f_OOoComputerIdent">sumRows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);</text:span></text:p>
      <text:p text:style-name="CodeC"><text:span text:style-name="_5f_OOoComputerKeyWord">double</text:span><text:span text:style-name="_5f_OOoComputerSpecial"> </text:span><text:span text:style-name="_5f_OOoComputerIdent">product</text:span><text:span text:style-name="_5f_OOoComputerSpecial">(</text:span><text:span text:style-name="_5f_OOoComputerKeyWord">double</text:span><text:span text:style-name="_5f_OOoComputerSpecial"> []);</text:span></text:p>
      <text:p text:style-name="CodeC"><text:span text:style-name="_5f_OOoComputerKeyWord">void</text:span><text:span text:style-name="_5f_OOoComputerSpecial"> </text:span><text:span text:style-name="_5f_OOoComputerIdent">saveResults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, </text:span><text:span text:style-name="_5f_OOoComputerKeyWord">double</text:span><text:span text:style-name="_5f_OOoComputerSpecial">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Matrix 10x10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matrix</text:span><text:span text:style-name="_5f_OOoComputerSpecial">[</text:span><text:span text:style-name="_5f_OOoComputerLiteral">10</text:span><text:span text:style-name="_5f_OOoComputerSpecial">][</text:span><text:span text:style-name="_5f_OOoComputerLiteral">10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_Bool</text:span><text:span text:style-name="_5f_OOoComputerSpecial"> </text:span><text:span text:style-name="_5f_OOoComputerIdent">isFile</text:span><text:span text:style-name="_5f_OOoComputerSpecial"> = </text:span><text:span text:style-name="_5f_OOoComputerIdent">importMatrix</text:span><text:span text:style-name="_5f_OOoComputerSpecial">(</text:span><text:span text:style-name="_5f_OOoComputerIdent">matrix</text:span><text:span text:style-name="_5f_OOoComputerSpecial">);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isFile</text:span><text:span text:style-name="_5f_OOoComputerSpecial"> == </text:span><text:span text:style-name="_5f_OOoComputerLiteral">1</text:span><text:span text:style-name="_5f_OOoComputerSpecial">) </text:span><text:span text:style-name="_5f_OOoComputerKeyWord">return</text:span><text:span text:style-name="_5f_OOoComputerSpecial"> -</text:span><text:span text:style-name="_5f_OOoComputerLiteral">1</text:span><text:span text:style-name="_5f_OOoComputerSpecial">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Ident">sortMatrix</text:span><text:span text:style-name="_5f_OOoComputerSpecial">(</text:span><text:span text:style-name="_5f_OOoComputerIdent">matri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diagonal</text:span><text:span text:style-name="_5f_OOoComputerSpecial">[</text:span><text:span text:style-name="_5f_OOoComputerLiteral">10</text:span><text:span text:style-name="_5f_OOoComputerSpecial">][</text:span><text:span text:style-name="_5f_OOoComputerLiteral">10</text:span><text:span text:style-name="_5f_OOoComputerSpecial">];</text:span></text:p>
      <text:p text:style-name="CodeC"><text:span text:style-name="_5f_OOoComputerSpecial"><text:s text:c="2"/></text:span><text:span text:style-name="_5f_OOoComputerIdent">selectF</text:span><text:span text:style-name="_5f_OOoComputerSpecial">(</text:span><text:span text:style-name="_5f_OOoComputerIdent">matrix</text:span><text:span text:style-name="_5f_OOoComputerSpecial">, </text:span><text:span text:style-name="_5f_OOoComputerIdent">diagonal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rowsSum</text:span><text:span text:style-name="_5f_OOoComputerSpecial">[</text:span><text:span text:style-name="_5f_OOoComputerLiteral">10</text:span><text:span text:style-name="_5f_OOoComputerSpecial">];</text:span></text:p>
      <text:p text:style-name="CodeC"><text:span text:style-name="_5f_OOoComputerSpecial"><text:s text:c="2"/></text:span><text:span text:style-name="_5f_OOoComputerIdent">sumRows</text:span><text:span text:style-name="_5f_OOoComputerSpecial">(</text:span><text:span text:style-name="_5f_OOoComputerIdent">diagonal</text:span><text:span text:style-name="_5f_OOoComputerSpecial">, </text:span><text:span text:style-name="_5f_OOoComputerIdent">rowsSum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prod</text:span><text:span text:style-name="_5f_OOoComputerSpecial"> = </text:span><text:span text:style-name="_5f_OOoComputerIdent">product</text:span><text:span text:style-name="_5f_OOoComputerSpecial">(</text:span><text:span text:style-name="_5f_OOoComputerIdent">rowsSum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saveResults</text:span><text:span text:style-name="_5f_OOoComputerSpecial">(</text:span><text:span text:style-name="_5f_OOoComputerIdent">matrix</text:span><text:span text:style-name="_5f_OOoComputerSpecial">, </text:span><text:span text:style-name="_5f_OOoComputerIdent">rowsSum</text:span><text:span text:style-name="_5f_OOoComputerSpecial">, </text:span><text:span text:style-name="_5f_OOoComputerIdent">prod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Import matrix from "matrix.txt" file */</text:span></text:p>
      <text:p text:style-name="CodeC"><text:soft-page-break/><text:span text:style-name="_5f_OOoComputerIdent">_Bool</text:span><text:span text:style-name="_5f_OOoComputerSpecial"> </text:span><text:span text:style-name="_5f_OOoComputerIdent">importMatrix</text:span><text:span text:style-name="_5f_OOoComputerSpecial">(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Literal">"matrix.txt"</text:span><text:span text:style-name="_5f_OOoComputerSpecial">, </text:span><text:span text:style-name="_5f_OOoComputerLiteral">"r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=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File does not exist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Literal">1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Single number from the file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fp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s EOF encountered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sEOF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Row counter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lumn counter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</text:span><text:span text:style-name="_5f_OOoComputerSpecial"> {</text:span></text:p>
      <text:p text:style-name="CodeC"><text:span text:style-name="_5f_OOoComputerSpecial"><text:s text:c="4"/></text:span><text:span text:style-name="_5f_OOoComputerIdent">isEOF</text:span><text:span text:style-name="_5f_OOoComputerSpecial"> = </text:span><text:span text:style-name="_5f_OOoComputerIdent">fscanf</text:span><text:span text:style-name="_5f_OOoComputerSpecial">(</text:span><text:span text:style-name="_5f_OOoComputerIdent">file</text:span><text:span text:style-name="_5f_OOoComputerSpecial">, </text:span><text:span text:style-name="_5f_OOoComputerLiteral">"%lf"</text:span><text:span text:style-name="_5f_OOoComputerSpecial">, &amp;</text:span><text:span text:style-name="_5f_OOoComputerIdent">fp</text:span><text:span text:style-name="_5f_OOoComputerSpecial">);</text:span></text:p>
      <text:p text:style-name="CodeC"><text:span text:style-name="_5f_OOoComputerSpecial"><text:s text:c="4"/>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Go to a new row */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j</text:span><text:span text:style-name="_5f_OOoComputerSpecial"> &gt;= </text:span><text:span text:style-name="_5f_OOoComputerLiteral">10</text:span><text:span text:style-name="_5f_OOoComputerSpecial">)</text:span></text:p>
      <text:p text:style-name="CodeC"><text:span text:style-name="_5f_OOoComputerSpecial"><text:s text:c="4"/>{</text:span></text:p>
      <text:p text:style-name="CodeC"><text:span text:style-name="_5f_OOoComputerSpecial"><text:s text:c="6"/>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6"/></text:span><text:span text:style-name="_5f_OOoComputerIdent">i</text:span><text:span text:style-name="_5f_OOoComputerSpecial">++;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Don't assign EOF */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isEOF</text:span><text:span text:style-name="_5f_OOoComputerSpecial"> != </text:span><text:span text:style-name="_5f_OOoComputerIdent">EOF</text:span><text:span text:style-name="_5f_OOoComputerSpecial">)</text:span></text:p>
      <text:p text:style-name="CodeC"><text:span text:style-name="_5f_OOoComputerSpecial"><text:s text:c="6"/>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= </text:span><text:span text:style-name="_5f_OOoComputerIdent">fp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ach new entry */</text:span></text:p>
      <text:p text:style-name="CodeC"><text:span text:style-name="_5f_OOoComputerSpecial"><text:s text:c="4"/></text:span><text:span text:style-name="_5f_OOoComputerIdent">j</text:span><text:span text:style-name="_5f_OOoComputerSpecial">++;</text:span></text:p>
      <text:p text:style-name="CodeC"><text:span text:style-name="_5f_OOoComputerSpecial"><text:s text:c="2"/>} </text:span><text:span text:style-name="_5f_OOoComputerKeyWord">while</text:span><text:span text:style-name="_5f_OOoComputerSpecial"> (</text:span><text:span text:style-name="_5f_OOoComputerIdent">isEOF</text:span><text:span text:style-name="_5f_OOoComputerSpecial"> != </text:span><text:span text:style-name="_5f_OOoComputerIdent">EOF</text:span><text:span text:style-name="_5f_OOoComputerSpecial"> &amp;&amp; (</text:span><text:span text:style-name="_5f_OOoComputerIdent">i</text:span><text:span text:style-name="_5f_OOoComputerSpecial">*</text:span><text:span text:style-name="_5f_OOoComputerLiteral">10</text:span><text:span text:style-name="_5f_OOoComputerSpecial">+</text:span><text:span text:style-name="_5f_OOoComputerIdent">j</text:span><text:span text:style-name="_5f_OOoComputerSpecial">) &lt; </text:span><text:span text:style-name="_5f_OOoComputerLiteral">100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Exchange values of two variables */</text:span></text:p>
      <text:p text:style-name="CodeC"><text:span text:style-name="_5f_OOoComputerKeyWord">void</text:span><text:span text:style-name="_5f_OOoComputerSpecial"> </text:span><text:span text:style-name="_5f_OOoComputerIdent">exch</text:span><text:span text:style-name="_5f_OOoComputerSpecial">(</text:span><text:span text:style-name="_5f_OOoComputerKeyWord">double</text:span><text:span text:style-name="_5f_OOoComputerSpecial"> *</text:span><text:span text:style-name="_5f_OOoComputerIdent">a</text:span><text:span text:style-name="_5f_OOoComputerSpecial">, </text:span><text:span text:style-name="_5f_OOoComputerKeyWord">double</text:span><text:span text:style-name="_5f_OOoComputerSpecial"> *</text:span><text:span text:style-name="_5f_OOoComputerIdent">b</text:span><text:span text:style-name="_5f_OOoComputerSpecial">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temp</text:span><text:span text:style-name="_5f_OOoComputerSpecial"> = *</text:span><text:span text:style-name="_5f_OOoComputerIdent">a</text:span><text:span text:style-name="_5f_OOoComputerSpecial">;</text:span></text:p>
      <text:p text:style-name="CodeC"><text:span text:style-name="_5f_OOoComputerSpecial"><text:s text:c="2"/>*</text:span><text:span text:style-name="_5f_OOoComputerIdent">a</text:span><text:span text:style-name="_5f_OOoComputerSpecial"> = *</text:span><text:span text:style-name="_5f_OOoComputerIdent">b</text:span><text:span text:style-name="_5f_OOoComputerSpecial">;</text:span></text:p>
      <text:p text:style-name="CodeC"><text:span text:style-name="_5f_OOoComputerSpecial"><text:s text:c="2"/>*</text:span><text:span text:style-name="_5f_OOoComputerIdent">b</text:span><text:span text:style-name="_5f_OOoComputerSpecial"> = </text:span><text:span text:style-name="_5f_OOoComputerIdent">temp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ort an array according to mode, ascending order <text:s/>- 1, descending - 0 */</text:span></text:p>
      <text:p text:style-name="CodeC"><text:span text:style-name="_5f_OOoComputerKeyWord">void</text:span><text:span text:style-name="_5f_OOoComputerSpecial"> </text:span><text:span text:style-name="_5f_OOoComputerIdent">shellSort</text:span><text:span text:style-name="_5f_OOoComputerSpecial">(</text:span><text:span text:style-name="_5f_OOoComputerKeyWord">double</text:span><text:span text:style-name="_5f_OOoComputerSpecial"> </text:span><text:span text:style-name="_5f_OOoComputerIdent">v</text:span><text:span text:style-name="_5f_OOoComputerSpecial">[], </text:span><text:span text:style-name="_5f_OOoComputerKeyWord">int</text:span><text:span text:style-name="_5f_OOoComputerSpecial"> </text:span><text:span text:style-name="_5f_OOoComputerIdent">n</text:span><text:span text:style-name="_5f_OOoComputerSpecial">, </text:span><text:span text:style-name="_5f_OOoComputerKeyWord">int</text:span><text:span text:style-name="_5f_OOoComputerSpecial"> </text:span><text:span text:style-name="_5f_OOoComputerIdent">mode</text:span><text:span text:style-name="_5f_OOoComputerSpecial">) {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gap</text:span><text:span text:style-name="_5f_OOoComputerSpecial">, </text:span><text:span text:style-name="_5f_OOoComputerIdent">i</text:span><text:span text:style-name="_5f_OOoComputerSpecial">, </text:span><text:span text:style-name="_5f_OOoComputerIdent">j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Ident">gap</text:span><text:span text:style-name="_5f_OOoComputerSpecial"> = </text:span><text:span text:style-name="_5f_OOoComputerIdent">n/2</text:span><text:span text:style-name="_5f_OOoComputerSpecial">;</text:span><text:span text:style-name="_5f_OOoComputerIdent"> gap </text:span><text:span text:style-name="_5f_OOoComputerSpecial">&gt;</text:span><text:span text:style-name="_5f_OOoComputerIdent"> </text:span><text:span text:style-name="_5f_OOoComputerLiteral">0</text:span><text:span text:style-name="_5f_OOoComputerSpecial">;</text:span><text:span text:style-name="_5f_OOoComputerIdent"> gap /= </text:span><text:span text:style-name="_5f_OOoComputerLiteral">2</text:span><text:span text:style-name="_5f_OOoComputerSpecial">)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Ident">i</text:span><text:span text:style-name="_5f_OOoComputerSpecial"> = </text:span><text:span text:style-name="_5f_OOoComputerIdent">gap</text:span><text:span text:style-name="_5f_OOoComputerSpecial">; </text:span><text:span text:style-name="_5f_OOoComputerIdent">i</text:span><text:span text:style-name="_5f_OOoComputerSpecial"> &lt; </text:span><text:span text:style-name="_5f_OOoComputerIdent">n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{</text:span></text:p>
      <text:p text:style-name="CodeC"><text:span text:style-name="_5f_OOoComputerSpecial"><text:s text:c="6"/></text:span><text:span text:style-name="_5f_OOoComputerKeyWord">if</text:span><text:span text:style-name="_5f_OOoComputerSpecial">(</text:span><text:span text:style-name="_5f_OOoComputerIdent">mode</text:span><text:span text:style-name="_5f_OOoComputerSpecial">)</text:span></text:p>
      <text:p text:style-name="CodeC"><text:span text:style-name="_5f_OOoComputerSpecial"><text:s text:c="8"/></text:span><text:span text:style-name="_5f_OOoComputerComment">/*</text:span><text:span text:style-name="_5f_OOoComputerSpecial"> </text:span><text:span text:style-name="_5f_OOoComputerComment">Compare elements that are gap apart from each other */</text:span></text:p>
      <text:p text:style-name="CodeC"><text:span text:style-name="_5f_OOoComputerSpecial"><text:s text:c="8"/></text:span><text:span text:style-name="_5f_OOoComputerKeyWord">for</text:span><text:span text:style-name="_5f_OOoComputerSpecial"> (</text:span><text:span text:style-name="_5f_OOoComputerIdent">j</text:span><text:span text:style-name="_5f_OOoComputerSpecial"> = </text:span><text:span text:style-name="_5f_OOoComputerIdent">i</text:span><text:span text:style-name="_5f_OOoComputerSpecial">-</text:span><text:span text:style-name="_5f_OOoComputerIdent">gap</text:span><text:span text:style-name="_5f_OOoComputerSpecial">; </text:span><text:span text:style-name="_5f_OOoComputerIdent">j</text:span><text:span text:style-name="_5f_OOoComputerSpecial"> &gt;= </text:span><text:span text:style-name="_5f_OOoComputerLiteral">0</text:span><text:span text:style-name="_5f_OOoComputerSpecial"> &amp;&amp; </text:span><text:span text:style-name="_5f_OOoComputerIdent">v</text:span><text:span text:style-name="_5f_OOoComputerSpecial">[</text:span><text:span text:style-name="_5f_OOoComputerIdent">j</text:span><text:span text:style-name="_5f_OOoComputerSpecial">] &gt; </text:span><text:span text:style-name="_5f_OOoComputerIdent">v</text:span><text:span text:style-name="_5f_OOoComputerSpecial">[</text:span><text:span text:style-name="_5f_OOoComputerIdent">j</text:span><text:span text:style-name="_5f_OOoComputerSpecial">+</text:span><text:span text:style-name="_5f_OOoComputerIdent">gap</text:span><text:span text:style-name="_5f_OOoComputerSpecial">]; </text:span><text:span text:style-name="_5f_OOoComputerIdent">j</text:span><text:span text:style-name="_5f_OOoComputerSpecial"> -= </text:span><text:span text:style-name="_5f_OOoComputerIdent">gap</text:span><text:span text:style-name="_5f_OOoComputerSpecial">)</text:span></text:p>
      <text:p text:style-name="CodeC"><text:soft-page-break/><text:span text:style-name="_5f_OOoComputerSpecial"><text:s text:c="10"/></text:span><text:span text:style-name="_5f_OOoComputerIdent">exch</text:span><text:span text:style-name="_5f_OOoComputerSpecial">(&amp;</text:span><text:span text:style-name="_5f_OOoComputerIdent">v</text:span><text:span text:style-name="_5f_OOoComputerSpecial">[</text:span><text:span text:style-name="_5f_OOoComputerIdent">j</text:span><text:span text:style-name="_5f_OOoComputerSpecial">], &amp;</text:span><text:span text:style-name="_5f_OOoComputerIdent">v</text:span><text:span text:style-name="_5f_OOoComputerSpecial">[</text:span><text:span text:style-name="_5f_OOoComputerIdent">j</text:span><text:span text:style-name="_5f_OOoComputerSpecial">+</text:span><text:span text:style-name="_5f_OOoComputerIdent">gap</text:span><text:span text:style-name="_5f_OOoComputerSpecial">]);</text:span></text:p>
      <text:p text:style-name="CodeC"><text:span text:style-name="_5f_OOoComputerSpecial"><text:s text:c="6"/></text:span><text:span text:style-name="_5f_OOoComputerKeyWord">else</text:span></text:p>
      <text:p text:style-name="CodeC"><text:span text:style-name="_5f_OOoComputerSpecial"><text:s text:c="8"/></text:span><text:span text:style-name="_5f_OOoComputerKeyWord">for</text:span><text:span text:style-name="_5f_OOoComputerSpecial"> (</text:span><text:span text:style-name="_5f_OOoComputerIdent">j</text:span><text:span text:style-name="_5f_OOoComputerSpecial"> = </text:span><text:span text:style-name="_5f_OOoComputerIdent">i</text:span><text:span text:style-name="_5f_OOoComputerSpecial">-</text:span><text:span text:style-name="_5f_OOoComputerIdent">gap</text:span><text:span text:style-name="_5f_OOoComputerSpecial">; </text:span><text:span text:style-name="_5f_OOoComputerIdent">j</text:span><text:span text:style-name="_5f_OOoComputerSpecial"> &gt;= </text:span><text:span text:style-name="_5f_OOoComputerLiteral">0</text:span><text:span text:style-name="_5f_OOoComputerSpecial"> &amp;&amp; </text:span><text:span text:style-name="_5f_OOoComputerIdent">v</text:span><text:span text:style-name="_5f_OOoComputerSpecial">[</text:span><text:span text:style-name="_5f_OOoComputerIdent">j</text:span><text:span text:style-name="_5f_OOoComputerSpecial">] &lt; </text:span><text:span text:style-name="_5f_OOoComputerIdent">v</text:span><text:span text:style-name="_5f_OOoComputerSpecial">[</text:span><text:span text:style-name="_5f_OOoComputerIdent">j</text:span><text:span text:style-name="_5f_OOoComputerSpecial">+</text:span><text:span text:style-name="_5f_OOoComputerIdent">gap</text:span><text:span text:style-name="_5f_OOoComputerSpecial">]; </text:span><text:span text:style-name="_5f_OOoComputerIdent">j</text:span><text:span text:style-name="_5f_OOoComputerSpecial"> -= </text:span><text:span text:style-name="_5f_OOoComputerIdent">gap</text:span><text:span text:style-name="_5f_OOoComputerSpecial">)</text:span></text:p>
      <text:p text:style-name="CodeC"><text:span text:style-name="_5f_OOoComputerSpecial"><text:s text:c="10"/></text:span><text:span text:style-name="_5f_OOoComputerIdent">exch</text:span><text:span text:style-name="_5f_OOoComputerSpecial">(&amp;</text:span><text:span text:style-name="_5f_OOoComputerIdent">v</text:span><text:span text:style-name="_5f_OOoComputerSpecial">[</text:span><text:span text:style-name="_5f_OOoComputerIdent">j</text:span><text:span text:style-name="_5f_OOoComputerSpecial">], &amp;</text:span><text:span text:style-name="_5f_OOoComputerIdent">v</text:span><text:span text:style-name="_5f_OOoComputerSpecial">[</text:span><text:span text:style-name="_5f_OOoComputerIdent">j</text:span><text:span text:style-name="_5f_OOoComputerSpecial">+</text:span><text:span text:style-name="_5f_OOoComputerIdent">gap</text:span><text:span text:style-name="_5f_OOoComputerSpecial">]);</text:span></text:p>
      <text:p text:style-name="CodeC"><text:span text:style-name="_5f_OOoComputerSpecial"><text:s text:c="4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onvert array 10x10 to array 100 */</text:span></text:p>
      <text:p text:style-name="CodeC"><text:span text:style-name="_5f_OOoComputerKeyWord">void</text:span><text:span text:style-name="_5f_OOoComputerSpecial"> </text:span><text:span text:style-name="_5f_OOoComputerIdent">straightenMatrix</text:span><text:span text:style-name="_5f_OOoComputerSpecial">(</text:span><text:span text:style-name="_5f_OOoComputerKeyWord">double</text:span><text:span text:style-name="_5f_OOoComputerSpecial"> </text:span><text:span text:style-name="_5f_OOoComputerIdent">array</text:span><text:span text:style-name="_5f_OOoComputerSpecial">[], 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ndex of array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k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6"/></text:span><text:span text:style-name="_5f_OOoComputerIdent">array</text:span><text:span text:style-name="_5f_OOoComputerSpecial">[</text:span><text:span text:style-name="_5f_OOoComputerIdent">k</text:span><text:span text:style-name="_5f_OOoComputerSpecial">++] = 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onvert array 100 to matrix 10x10 */</text:span></text:p>
      <text:p text:style-name="CodeC"><text:span text:style-name="_5f_OOoComputerKeyWord">void</text:span><text:span text:style-name="_5f_OOoComputerSpecial"> </text:span><text:span text:style-name="_5f_OOoComputerIdent">makeMatrix</text:span><text:span text:style-name="_5f_OOoComputerSpecial">(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array</text:span><text:span text:style-name="_5f_OOoComputerSpecial">[]) {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k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6"/>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= </text:span><text:span text:style-name="_5f_OOoComputerIdent">array</text:span><text:span text:style-name="_5f_OOoComputerSpecial">[</text:span><text:span text:style-name="_5f_OOoComputerIdent">k</text:span><text:span text:style-name="_5f_OOoComputerSpecial">++]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ort elements of the matrix in descending order */</text:span></text:p>
      <text:p text:style-name="CodeC"><text:span text:style-name="_5f_OOoComputerKeyWord">void</text:span><text:span text:style-name="_5f_OOoComputerSpecial"> </text:span><text:span text:style-name="_5f_OOoComputerIdent">sortMatrix</text:span><text:span text:style-name="_5f_OOoComputerSpecial">(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array</text:span><text:span text:style-name="_5f_OOoComputerSpecial">[</text:span><text:span text:style-name="_5f_OOoComputerLiteral">100</text:span><text:span text:style-name="_5f_OOoComputerSpecial">];</text:span></text:p>
      <text:p text:style-name="CodeC"><text:span text:style-name="_5f_OOoComputerSpecial"><text:s text:c="2"/></text:span><text:span text:style-name="_5f_OOoComputerIdent">straightenMatrix</text:span><text:span text:style-name="_5f_OOoComputerSpecial">(</text:span><text:span text:style-name="_5f_OOoComputerIdent">array</text:span><text:span text:style-name="_5f_OOoComputerSpecial">, </text:span><text:span text:style-name="_5f_OOoComputerIdent">matrix</text:span><text:span text:style-name="_5f_OOoComputerSpecial">);</text:span></text:p>
      <text:p text:style-name="CodeC"><text:span text:style-name="_5f_OOoComputerSpecial"><text:s text:c="2"/></text:span><text:span text:style-name="_5f_OOoComputerIdent">shellSort</text:span><text:span text:style-name="_5f_OOoComputerSpecial">(</text:span><text:span text:style-name="_5f_OOoComputerIdent">array</text:span><text:span text:style-name="_5f_OOoComputerSpecial">, </text:span><text:span text:style-name="_5f_OOoComputerLiteral">100</text:span><text:span text:style-name="_5f_OOoComputerSpecial">, </text:span><text:span text:style-name="_5f_OOoComputerLiteral">0</text:span><text:span text:style-name="_5f_OOoComputerSpecial">);</text:span></text:p>
      <text:p text:style-name="CodeC"><text:span text:style-name="_5f_OOoComputerSpecial"><text:s text:c="2"/></text:span><text:span text:style-name="_5f_OOoComputerIdent">makeMatrix</text:span><text:span text:style-name="_5f_OOoComputerSpecial">(</text:span><text:span text:style-name="_5f_OOoComputerIdent">matrix</text:span><text:span text:style-name="_5f_OOoComputerSpecial">, </text:span><text:span text:style-name="_5f_OOoComputerIdent">array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elect entries from under the main diagonal of arr */</text:span></text:p>
      <text:p text:style-name="CodeC"><text:span text:style-name="_5f_OOoComputerKeyWord">void</text:span><text:span text:style-name="_5f_OOoComputerSpecial"> </text:span><text:span text:style-name="_5f_OOoComputerIdent">selectF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diagonal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iagonal rows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m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iagonal columns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n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 {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i</text:span><text:span text:style-name="_5f_OOoComputerSpecial"> &gt; </text:span><text:span text:style-name="_5f_OOoComputerIdent">j</text:span><text:span text:style-name="_5f_OOoComputerSpecial">) </text:span><text:span text:style-name="_5f_OOoComputerIdent">diagonal</text:span><text:span text:style-name="_5f_OOoComputerSpecial">[</text:span><text:span text:style-name="_5f_OOoComputerIdent">m</text:span><text:span text:style-name="_5f_OOoComputerSpecial">][</text:span><text:span text:style-name="_5f_OOoComputerIdent">n</text:span><text:span text:style-name="_5f_OOoComputerSpecial">] = </text:span><text:span text:style-name="_5f_OOoComputerIdent">arr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Populate with NANs to avoid trash values */</text:span></text:p>
      <text:p text:style-name="CodeC"><text:span text:style-name="_5f_OOoComputerSpecial"><text:s text:c="6"/></text:span><text:span text:style-name="_5f_OOoComputerKeyWord">else</text:span><text:span text:style-name="_5f_OOoComputerSpecial"> </text:span><text:span text:style-name="_5f_OOoComputerIdent">diagonal</text:span><text:span text:style-name="_5f_OOoComputerSpecial">[</text:span><text:span text:style-name="_5f_OOoComputerIdent">m</text:span><text:span text:style-name="_5f_OOoComputerSpecial">][</text:span><text:span text:style-name="_5f_OOoComputerIdent">n</text:span><text:span text:style-name="_5f_OOoComputerSpecial">] = </text:span><text:span text:style-name="_5f_OOoComputerIdent">NAN</text:span><text:span text:style-name="_5f_OOoComputerSpecial">;</text:span></text:p>
      <text:p text:style-name="CodeC"><text:span text:style-name="_5f_OOoComputerSpecial"><text:s text:c="6"/></text:span><text:span text:style-name="_5f_OOoComputerIdent">n</text:span><text:span text:style-name="_5f_OOoComputerSpecial">++;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Ident">m</text:span><text:span text:style-name="_5f_OOoComputerSpecial">++;</text:span></text:p>
      <text:p text:style-name="CodeC"><text:span text:style-name="_5f_OOoComputerSpecial"><text:s text:c="4"/></text:span><text:span text:style-name="_5f_OOoComputerIdent">n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um elements of rows from under the main diagonal */</text:span></text:p>
      <text:p text:style-name="CodeC"><text:span text:style-name="_5f_OOoComputerKeyWord">void</text:span><text:span text:style-name="_5f_OOoComputerSpecial"> </text:span><text:span text:style-name="_5f_OOoComputerIdent">sumRows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sums</text:span><text:span text:style-name="_5f_OOoComputerSpecial">[]) {</text:span></text:p>
      <text:p text:style-name="CodeC"><text:soft-page-break/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KeyWord">double</text:span><text:span text:style-name="_5f_OOoComputerSpecial"> </text:span><text:span text:style-name="_5f_OOoComputerIdent">sum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4"/></text:span><text:span text:style-name="_5f_OOoComputerKeyWord">int</text:span><text:span text:style-name="_5f_OOoComputerSpecial"> </text:span><text:span text:style-name="_5f_OOoComputerIdent">j</text:span><text:span text:style-name="_5f_OOoComputerSpecial">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Ident">j</text:span><text:span text:style-name="_5f_OOoComputerSpecial"> = </text:span><text:span text:style-name="_5f_OOoComputerLiteral">0</text:span><text:span text:style-name="_5f_OOoComputerSpecial">; !</text:span><text:span text:style-name="_5f_OOoComputerIdent">isnan</text:span><text:span text:style-name="_5f_OOoComputerSpecial">(</text:span><text:span text:style-name="_5f_OOoComputerIdent">arr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); </text:span><text:span text:style-name="_5f_OOoComputerIdent">j</text:span><text:span text:style-name="_5f_OOoComputerSpecial">++) </text:span><text:span text:style-name="_5f_OOoComputerIdent">sum</text:span><text:span text:style-name="_5f_OOoComputerSpecial"> += </text:span><text:span text:style-name="_5f_OOoComputerIdent">arr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Don't include NANs */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j</text:span><text:span text:style-name="_5f_OOoComputerSpecial"> &gt; </text:span><text:span text:style-name="_5f_OOoComputerLiteral">0</text:span><text:span text:style-name="_5f_OOoComputerSpecial">) </text:span><text:span text:style-name="_5f_OOoComputerIdent">sums</text:span><text:span text:style-name="_5f_OOoComputerSpecial">[</text:span><text:span text:style-name="_5f_OOoComputerIdent">i</text:span><text:span text:style-name="_5f_OOoComputerSpecial">] = </text:span><text:span text:style-name="_5f_OOoComputerIdent">sum</text:span><text:span text:style-name="_5f_OOoComputerSpecial">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Row contains only NANs */</text:span></text:p>
      <text:p text:style-name="CodeC"><text:span text:style-name="_5f_OOoComputerSpecial"><text:s text:c="4"/></text:span><text:span text:style-name="_5f_OOoComputerKeyWord">else</text:span><text:span text:style-name="_5f_OOoComputerSpecial"> </text:span><text:span text:style-name="_5f_OOoComputerIdent">sums</text:span><text:span text:style-name="_5f_OOoComputerSpecial">[</text:span><text:span text:style-name="_5f_OOoComputerIdent">i</text:span><text:span text:style-name="_5f_OOoComputerSpecial">] = </text:span><text:span text:style-name="_5f_OOoComputerIdent">NAN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Return product of the given array */</text:span></text:p>
      <text:p text:style-name="CodeC"><text:span text:style-name="_5f_OOoComputerKeyWord">double</text:span><text:span text:style-name="_5f_OOoComputerSpecial"> </text:span><text:span text:style-name="_5f_OOoComputerIdent">product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Product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p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nsure none of the entries are NAN */</text:span></text:p>
      <text:p text:style-name="CodeC"><text:span text:style-name="_5f_OOoComputerSpecial"><text:s text:c="4"/></text:span><text:span text:style-name="_5f_OOoComputerKeyWord">if</text:span><text:span text:style-name="_5f_OOoComputerSpecial">(!</text:span><text:span text:style-name="_5f_OOoComputerIdent">isnan</text:span><text:span text:style-name="_5f_OOoComputerSpecial">(</text:span><text:span text:style-name="_5f_OOoComputerIdent">arr</text:span><text:span text:style-name="_5f_OOoComputerSpecial">[</text:span><text:span text:style-name="_5f_OOoComputerIdent">i</text:span><text:span text:style-name="_5f_OOoComputerSpecial">]))</text:span></text:p>
      <text:p text:style-name="CodeC"><text:span text:style-name="_5f_OOoComputerSpecial"><text:s text:c="6"/></text:span><text:span text:style-name="_5f_OOoComputerIdent">p</text:span><text:span text:style-name="_5f_OOoComputerSpecial"> *= </text:span><text:span text:style-name="_5f_OOoComputerIdent">arr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p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ave results of the task to a txt file */</text:span></text:p>
      <text:p text:style-name="CodeC"><text:span text:style-name="_5f_OOoComputerKeyWord">void</text:span><text:span text:style-name="_5f_OOoComputerSpecial"> </text:span><text:span text:style-name="_5f_OOoComputerIdent">saveResults</text:span><text:span text:style-name="_5f_OOoComputerSpecial">(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array</text:span><text:span text:style-name="_5f_OOoComputerSpecial">[], </text:span><text:span text:style-name="_5f_OOoComputerKeyWord">double</text:span><text:span text:style-name="_5f_OOoComputerSpecial"> </text:span><text:span text:style-name="_5f_OOoComputerIdent">product</text:span><text:span text:style-name="_5f_OOoComputerSpecial">) {</text:span></text:p>
      <text:p text:style-name="CodeC"><text:span text:style-name="_5f_OOoComputerSpecial"><text:s text:c="2"/></text:span><text:span text:style-name="_5f_OOoComputerKeyWord">char</text:span><text:span text:style-name="_5f_OOoComputerSpecial"> *</text:span><text:span text:style-name="_5f_OOoComputerIdent">filename</text:span><text:span text:style-name="_5f_OOoComputerSpecial"> = </text:span><text:span text:style-name="_5f_OOoComputerLiteral">"results.txt"</text:span><text:span text:style-name="_5f_OOoComputerSpecial">;</text:span></text:p>
      <text:p text:style-name="CodeC"><text:span text:style-name="_5f_OOoComputerSpecial"><text:s text:c="2"/></text:span><text:span text:style-name="_5f_OOoComputerKeyWord">char</text:span><text:span text:style-name="_5f_OOoComputerSpecial"> *</text:span><text:span text:style-name="_5f_OOoComputerIdent">filemode</text:span><text:span text:style-name="_5f_OOoComputerSpecial"> = </text:span><text:span text:style-name="_5f_OOoComputerLiteral">"w"</text:span><text:span text:style-name="_5f_OOoComputerSpecial">;</text:span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Ident">filename</text:span><text:span text:style-name="_5f_OOoComputerSpecial">, </text:span><text:span text:style-name="_5f_OOoComputerIdent">filemode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Sorted matrix entires */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s"</text:span><text:span text:style-name="_5f_OOoComputerSpecial">, </text:span><text:span text:style-name="_5f_OOoComputerLiteral">"Sorted matrix:\n"</text:span><text:span text:style-name="_5f_OOoComputerSpecial">)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6"/></text:span><text:span text:style-name="_5f_OOoComputerKeyWord">for</text:span><text:span text:style-name="_5f_OOoComputerSpecial">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8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8.1f"</text:span><text:span text:style-name="_5f_OOoComputerSpecial">, 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);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c"</text:span><text:span text:style-name="_5f_OOoComputerSpecial">, </text:span><text:span text:style-name="_5f_OOoComputerLiteral">'\n'</text:span><text:span text:style-name="_5f_OOoComputerSpecial">)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ntries from under main diagonal, highest values */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s"</text:span><text:span text:style-name="_5f_OOoComputerSpecial">, </text:span><text:span text:style-name="_5f_OOoComputerLiteral">"Under main diagonal, rows sums:\n"</text:span><text:span text:style-name="_5f_OOoComputerSpecial">)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8.1f"</text:span><text:span text:style-name="_5f_OOoComputerSpecial">, </text:span><text:span text:style-name="_5f_OOoComputerIdent">array</text:span><text:span text:style-name="_5f_OOoComputerSpecial">[</text:span><text:span text:style-name="_5f_OOoComputerIdent">i</text:span><text:span text:style-name="_5f_OOoComputerSpecial">]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Product value */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s"</text:span><text:span text:style-name="_5f_OOoComputerSpecial">, </text:span><text:span text:style-name="_5f_OOoComputerLiteral">"\nProduct value:\n"</text:span><text:span text:style-name="_5f_OOoComputerSpecial">);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16.6e"</text:span><text:span text:style-name="_5f_OOoComputerSpecial">, </text:span><text:span text:style-name="_5f_OOoComputerIdent">product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} 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did not open correctly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}</text:span></text:p>
      <text:h text:style-name="P22" text:outline-level="1"><text:bookmark-start text:name="__RefHeading___Toc2662_4068231033"/>Wyniki<text:bookmark-end text:name="__RefHeading___Toc2662_4068231033"/></text:h>
      <text:p text:style-name="CodeC">Sorted matrix:</text:p>
      <text:p text:style-name="CodeC"><text:s text:c="3"/>178.0 <text:s text:c="2"/>162.0 <text:s text:c="2"/>162.0 <text:s text:c="2"/>158.0 <text:s text:c="2"/>157.0 <text:s text:c="2"/>151.0 <text:s text:c="2"/>150.0 <text:s text:c="2"/>146.0 <text:s text:c="2"/>145.0 <text:s text:c="2"/>141.0</text:p>
      <text:p text:style-name="CodeC"><text:s text:c="3"/>137.0 <text:s text:c="2"/>132.0 <text:s text:c="2"/>126.0 <text:s text:c="2"/>122.0 <text:s text:c="2"/>119.0 <text:s text:c="2"/>119.0 <text:s text:c="2"/>118.0 <text:s text:c="2"/>113.0 <text:s text:c="2"/>113.0 <text:s text:c="2"/>109.0</text:p>
      <text:p text:style-name="CodeC"><text:s text:c="3"/>106.0 <text:s text:c="2"/>105.0 <text:s text:c="2"/>100.0 <text:s text:c="2"/>100.0 <text:s text:c="3"/>99.0 <text:s text:c="3"/>97.0 <text:s text:c="3"/>96.0 <text:s text:c="3"/>95.0 <text:s text:c="3"/>91.0 <text:s text:c="3"/>88.0</text:p>
      <text:p text:style-name="CodeC"><text:s text:c="4"/>84.0 <text:s text:c="3"/>82.0 <text:s text:c="3"/>65.0 <text:s text:c="3"/>61.0 <text:s text:c="3"/>48.0 <text:s text:c="3"/>41.0 <text:s text:c="3"/>40.0 <text:s text:c="3"/>40.0 <text:s text:c="3"/>37.0 <text:s text:c="3"/>36.0</text:p>
      <text:p text:style-name="CodeC"><text:s text:c="4"/>35.0 <text:s text:c="3"/>34.0 <text:s text:c="3"/>33.0 <text:s text:c="3"/>32.0 <text:s text:c="3"/>31.0 <text:s text:c="3"/>30.0 <text:s text:c="3"/>28.0 <text:s text:c="3"/>25.0 <text:s text:c="3"/>21.0 <text:s text:c="3"/>19.0</text:p>
      <text:p text:style-name="CodeC"><text:s text:c="4"/>16.0 <text:s text:c="3"/>14.0 <text:s text:c="3"/>14.0 <text:s text:c="4"/>1.0 <text:s text:c="3"/>-2.0 <text:s text:c="2"/>-13.0 <text:s text:c="2"/>-15.0 <text:s text:c="2"/>-17.0 <text:s text:c="2"/>-23.0 <text:s text:c="2"/>-26.0</text:p>
      <text:p text:style-name="CodeC"><text:s text:c="3"/>-29.0 <text:s text:c="2"/>-34.0 <text:s text:c="2"/>-41.0 <text:s text:c="2"/>-42.0 <text:s text:c="2"/>-42.0 <text:s text:c="2"/>-44.0 <text:s text:c="2"/>-44.0 <text:s text:c="2"/>-45.0 <text:s text:c="2"/>-49.0 <text:s text:c="2"/>-57.0</text:p>
      <text:p text:style-name="CodeC"><text:s text:c="3"/>-59.0 <text:s text:c="2"/>-59.0 <text:s text:c="2"/>-64.0 <text:s text:c="2"/>-66.0 <text:s text:c="2"/>-66.0 <text:s text:c="2"/>-66.0 <text:s text:c="2"/>-75.0 <text:s text:c="2"/>-79.0 <text:s text:c="2"/>-80.0 <text:s text:c="2"/>-91.0</text:p>
      <text:p text:style-name="CodeC"><text:s text:c="3"/>-96.0 <text:s text:c="2"/>-96.0 <text:s text:c="2"/>-98.0 <text:s/>-103.0 <text:s/>-116.0 <text:s/>-117.0 <text:s/>-118.0 <text:s/>-129.0 <text:s/>-129.0 <text:s/>-130.0</text:p>
      <text:p text:style-name="CodeC"><text:s text:c="2"/>-141.0 <text:s/>-143.0 <text:s/>-145.0 <text:s/>-152.0 <text:s/>-153.0 <text:s/>-156.0 <text:s/>-157.0 <text:s/>-165.0 <text:s/>-176.0 <text:s/>-178.0</text:p>
      <text:p text:style-name="CodeC">Under main diagonal, rows sums:</text:p>
      <text:p text:style-name="CodeC"><text:s text:c="5"/>nan <text:s text:c="2"/>137.0 <text:s text:c="2"/>211.0 <text:s text:c="2"/>231.0 <text:s text:c="2"/>134.0 <text:s text:c="3"/>43.0 <text:s/>-232.0 <text:s/>-455.0 <text:s/>-873.0 -1388.0</text:p>
      <text:p text:style-name="CodeC">Product value:</text:p>
      <text:p text:style-name="CodeC"><text:s text:c="4"/>4.921430e+21</text:p>
      <text:h text:style-name="P22" text:outline-level="1"><text:bookmark-start text:name="__RefHeading___Toc2664_4068231033"/>Opis programu<text:bookmark-end text:name="__RefHeading___Toc2664_4068231033"/></text:h>
      <text:p text:style-name="P4">Główna funkcja programu ma zarezerwowaną tablicę matrix[][] na wartości pobierane z pliku „matrix.txt” za pomocą funkcji importMatrix(). Następnie matrix[][] jest sortowana funkcją sortMatrix(), która sortuję ją według wartości <text:span text:style-name="T8">elementów</text:span> w manierze malejącej. Tablica diagonal[][] przechowuje wartości zwracane przez parametr przez selectF() do tej tablicy, które są wartościami spod diagonali głównej matrix[][]. Do tablicy <text:span text:style-name="T8">rowsSum</text:span>[], funkcja <text:span text:style-name="T9">sumRows()</text:span> zwraca przez parametr wartości <text:span text:style-name="T9">sum elementów wierszy</text:span> tablicy diagona<text:span text:style-name="T9">l</text:span>[][]. Następnie do prod, funkcja product() zwraca jako wynik iloczyn wartości <text:span text:style-name="T9">rowsSum</text:span>[]. Wyniki, tj. matrix[][] (po posortowaniu), <text:span text:style-name="T9">rowsSum</text:span>[] oraz prod zostają zapisane do pliku tekstowego „results.txt” przez funkcję saveResults(). </text:p>
      <text:p text:style-name="P4">Funkcja importMatrix() zwraca do tablicy matrix[][] wartości liczb typu double znajdujące się w pliku tekstowym „matrix.txt”. W tym celu skanuje plik ze źródłem i przepisuje jego wartości do matrix[][]. Funkcję kończy znak końca pliku bądź przeskanowanie 100 elementów</text:p>
      <text:p text:style-name="P5">Funkcja sortMatrix() <text:span text:style-name="T9">do array[] „rozprostowuje” tablicę matrix[][] funkcją straightenMatrix(), następnie sortuje array[] za pomocą shellSort(), a ostatecznie przywraca ją do postaci dwuwymiarowej przez makeMatrix().</text:span></text:p>
      <text:p text:style-name="P5">Funkcja <text:span text:style-name="T10">shell</text:span>Sort() sortuje tablicę metodą <text:span text:style-name="T10">Shella</text:span>, uwzględniając monotoniczność sortowania <text:span text:style-name="T10">(mode). </text:span><text:span text:style-name="T11">W funkcji działają trzy pętle. Pierwsza określa odległość elementów, które będą <text:s/>porównywane. Druga – iteruje po wszystkich elementach. Trzecia – określa pozycje porównywanych elementów (ich indeksy). Jeżeli zostanie spełniony warunek określony w mode, następuje zamiana elementów o pozycjach określanych przez te trzy pętle.</text:span></text:p>
      <text:p text:style-name="P8">Działanie funkcji straightenMatrix() i makeMatrix() jest komplementarne. Pierwsza rozkłada tablicę matrix[][] do tablicy array[], <text:span text:style-name="T12">druga – na odwrót. Obie działają poprzez prostą iterację po wszystkich elementach określonych tablic.</text:span></text:p>
      <text:p text:style-name="P5">Funkcja selectF() <text:span text:style-name="T5">wybiera elementy tablicy arr[][] i przepisuje je do tablicy diagonal[][]. Puste miejsca (ponad oraz na – diagonali) zapełnia przez NAN.</text:span></text:p>
      <text:p text:style-name="P9">Funkcja sumRows() iteruje po elementach tablicy arr[][] i przypisuje sumę każdego wiersza do zmiennej automatycznej sum. Jeżeli sum nie zostanie zmieniony, to do odpowiedniego indeksu sums[] przypisywana jest wartość NAN, w innym wypadku jest to wartość określona w sum.</text:p>
      <text:p text:style-name="P6">Funkcja product() oblicza iloczyn wartości podanych w arr[]. Pomija przy tym wartości nie będące liczbami (NAN).</text:p>
      <text:p text:style-name="P6">Funkcja saveResults() zapisuje w sposób sformatowany tablicę matrix[][], max[] i productVal. Otwiera plik „results.txt” w trybie zapisu. Jeśli plik otworzy się poprawnie, dokonuje zapisu podanych elementów, w przeciwnym razie funkcję zakończy błąd.</text:p>
      <text:h text:style-name="P22" text:outline-level="1"><text:bookmark-start text:name="__RefHeading___Toc2666_4068231033"/>Wnioski<text:bookmark-end text:name="__RefHeading___Toc2666_4068231033"/></text:h>
      <text:p text:style-name="P7">Wizualna ocena w łatwy sposób pozwala na określenie <text:span text:style-name="T6">prawidłowości</text:span> podanych wyników. <text:s/>Proste wymnożenie wyników z <text:span text:style-name="T13">rowsSum[]</text:span> pozwala natomiast na weryfikację pro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1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3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1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Kraków 2021</text:p>
      </style:footer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2-01-18T12:04:46.486304846</dc:date>
    <meta:editing-duration>PT6H40M10S</meta:editing-duration>
    <meta:editing-cycles>73</meta:editing-cycles>
    <meta:generator>LibreOffice/7.1.6.2$Linux_X86_64 LibreOffice_project/0e133318fcee89abacd6a7d077e292f1145735c3</meta:generator>
    <meta:document-statistic meta:table-count="1" meta:image-count="0" meta:object-count="10" meta:page-count="10" meta:paragraph-count="242" meta:word-count="1404" meta:character-count="9342" meta:non-whitespace-character-count="7456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row>
          <mi>i</mi>
          <mi>,</mi>
          <mi>j</mi>
        </mrow>
      </msub>
      <mo stretchy="false">}</mo>
    </mrow>
    <annotation encoding="StarMath 5.0">A = \{ a_{i,j} \}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f</mi>
                <mi>i</mi>
              </msub>
              <mrow>
                <mo fence="true" form="prefix" stretchy="false">(</mo>
                <mrow>
                  <msub>
                    <mi>a</mi>
                    <mrow>
                      <mi>i</mi>
                      <mi>,</mi>
                      <mi>j</mi>
                    </mrow>
                  </msub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row>
          <mo stretchy="false">∏</mo>
          <msub>
            <mi>f</mi>
            <mi>i</mi>
          </msub>
        </mrow>
      </mrow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( f_i (a_{i,j}) ) = prod f_i (a_{i,j}) 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3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row>
          <mi>i</mi>
          <mi>,</mi>
          <mi>j</mi>
        </mrow>
      </msub>
      <mo stretchy="false">}</mo>
    </mrow>
    <annotation encoding="StarMath 5.0">A = \{ a_{i,j} \}</annotation>
  </semantics>
</math>
</file>

<file path=Object 5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7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8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9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